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99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997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9"/>
          <table:table-cell office:value-type="float" office:value="0.15">
            <text:p>0.15</text:p>
          </table:table-cell>
          <table:table-cell table:number-columns-repeated="99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/>
          <table:table-cell table:number-columns-repeated="2"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2/24/2018</text:date>, <text:time>23:0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2-24T23:01:16.74</dc:date>
    <dc:creator>Seab Dinch</dc:creator>
    <meta:editing-duration>P50DT22H40M32S</meta:editing-duration>
    <meta:editing-cycles>220</meta:editing-cycles>
    <meta:generator>OpenOffice/4.1.2$Win32 OpenOffice.org_project/412m3$Build-9782</meta:generator>
    <meta:document-statistic meta:table-count="3" meta:cell-count="1746" meta:object-count="0"/>
  </office:meta>
</office:document-meta>
</file>